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5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23878400" calcext:value-type="float">
            <text:p>23878400</text:p>
          </table:table-cell>
          <table:table-cell office:value-type="float" office:value="23863700" calcext:value-type="float">
            <text:p>23863700</text:p>
          </table:table-cell>
          <table:table-cell office:value-type="float" office:value="23871400" calcext:value-type="float">
            <text:p>23871400</text:p>
          </table:table-cell>
          <table:table-cell office:value-type="float" office:value="23856100" calcext:value-type="float">
            <text:p>23856100</text:p>
          </table:table-cell>
          <table:table-cell office:value-type="float" office:value="23842600" calcext:value-type="float">
            <text:p>23842600</text:p>
          </table:table-cell>
          <table:table-cell office:value-type="float" office:value="23871200" calcext:value-type="float">
            <text:p>23871200</text:p>
          </table:table-cell>
          <table:table-cell office:value-type="float" office:value="23849000" calcext:value-type="float">
            <text:p>23849000</text:p>
          </table:table-cell>
          <table:table-cell office:value-type="float" office:value="23860700" calcext:value-type="float">
            <text:p>23860700</text:p>
          </table:table-cell>
          <table:table-cell office:value-type="float" office:value="23868500" calcext:value-type="float">
            <text:p>23868500</text:p>
          </table:table-cell>
          <table:table-cell office:value-type="float" office:value="23887700" calcext:value-type="float">
            <text:p>23887700</text:p>
          </table:table-cell>
          <table:table-cell office:value-type="float" office:value="23841500" calcext:value-type="float">
            <text:p>23841500</text:p>
          </table:table-cell>
          <table:table-cell office:value-type="float" office:value="23867900" calcext:value-type="float">
            <text:p>23867900</text:p>
          </table:table-cell>
          <table:table-cell office:value-type="float" office:value="23856900" calcext:value-type="float">
            <text:p>23856900</text:p>
          </table:table-cell>
          <table:table-cell office:value-type="float" office:value="23862800" calcext:value-type="float">
            <text:p>23862800</text:p>
          </table:table-cell>
          <table:table-cell office:value-type="float" office:value="23859700" calcext:value-type="float">
            <text:p>23859700</text:p>
          </table:table-cell>
          <table:table-cell office:value-type="float" office:value="23828100" calcext:value-type="float">
            <text:p>23828100</text:p>
          </table:table-cell>
          <table:table-cell office:value-type="float" office:value="23845600" calcext:value-type="float">
            <text:p>23845600</text:p>
          </table:table-cell>
          <table:table-cell office:value-type="float" office:value="23862600" calcext:value-type="float">
            <text:p>23862600</text:p>
          </table:table-cell>
          <table:table-cell office:value-type="float" office:value="23868800" calcext:value-type="float">
            <text:p>23868800</text:p>
          </table:table-cell>
          <table:table-cell office:value-type="float" office:value="23879000" calcext:value-type="float">
            <text:p>23879000</text:p>
          </table:table-cell>
          <table:table-cell office:value-type="float" office:value="24052100" calcext:value-type="float">
            <text:p>24052100</text:p>
          </table:table-cell>
          <table:table-cell office:value-type="float" office:value="24054200" calcext:value-type="float">
            <text:p>24054200</text:p>
          </table:table-cell>
          <table:table-cell office:value-type="float" office:value="24049500" calcext:value-type="float">
            <text:p>24049500</text:p>
          </table:table-cell>
          <table:table-cell office:value-type="float" office:value="24052100" calcext:value-type="float">
            <text:p>24052100</text:p>
          </table:table-cell>
          <table:table-cell office:value-type="float" office:value="24050900" calcext:value-type="float">
            <text:p>24050900</text:p>
          </table:table-cell>
          <table:table-cell office:value-type="float" office:value="24050000" calcext:value-type="float">
            <text:p>24050000</text:p>
          </table:table-cell>
          <table:table-cell office:value-type="float" office:value="24052100" calcext:value-type="float">
            <text:p>24052100</text:p>
          </table:table-cell>
          <table:table-cell office:value-type="float" office:value="24050900" calcext:value-type="float">
            <text:p>24050900</text:p>
          </table:table-cell>
          <table:table-cell office:value-type="float" office:value="24049600" calcext:value-type="float">
            <text:p>24049600</text:p>
          </table:table-cell>
          <table:table-cell office:value-type="float" office:value="24050900" calcext:value-type="float">
            <text:p>24050900</text:p>
          </table:table-cell>
          <table:table-cell office:value-type="float" office:value="24052100" calcext:value-type="float">
            <text:p>24052100</text:p>
          </table:table-cell>
          <table:table-cell table:number-columns-repeated="2" office:value-type="float" office:value="24050900" calcext:value-type="float">
            <text:p>24050900</text:p>
          </table:table-cell>
          <table:table-cell office:value-type="float" office:value="24049700" calcext:value-type="float">
            <text:p>24049700</text:p>
          </table:table-cell>
          <table:table-cell office:value-type="float" office:value="24045400" calcext:value-type="float">
            <text:p>24045400</text:p>
          </table:table-cell>
          <table:table-cell office:value-type="float" office:value="24052100" calcext:value-type="float">
            <text:p>24052100</text:p>
          </table:table-cell>
          <table:table-cell office:value-type="float" office:value="24048800" calcext:value-type="float">
            <text:p>24048800</text:p>
          </table:table-cell>
          <table:table-cell table:number-columns-repeated="2" office:value-type="float" office:value="24052100" calcext:value-type="float">
            <text:p>24052100</text:p>
          </table:table-cell>
          <table:table-cell office:value-type="float" office:value="24049500" calcext:value-type="float">
            <text:p>24049500</text:p>
          </table:table-cell>
          <table:table-cell table:number-columns-repeated="42" office:value-type="float" office:value="24060200" calcext:value-type="float">
            <text:p>24060200</text:p>
          </table:table-cell>
          <table:table-cell/>
          <table:table-cell table:formula="of:=MAX([.A4:.CD4])" office:value-type="float" office:value="24060200" calcext:value-type="float">
            <text:p>24060200</text:p>
          </table:table-cell>
          <table:table-cell table:number-columns-repeated="3"/>
        </table:table-row>
        <table:table-row table:style-name="ro1">
          <table:table-cell office:value-type="float" office:value="23880500" calcext:value-type="float">
            <text:p>23880500</text:p>
          </table:table-cell>
          <table:table-cell office:value-type="float" office:value="23852700" calcext:value-type="float">
            <text:p>23852700</text:p>
          </table:table-cell>
          <table:table-cell office:value-type="float" office:value="23836100" calcext:value-type="float">
            <text:p>23836100</text:p>
          </table:table-cell>
          <table:table-cell office:value-type="float" office:value="23866400" calcext:value-type="float">
            <text:p>23866400</text:p>
          </table:table-cell>
          <table:table-cell office:value-type="float" office:value="23869000" calcext:value-type="float">
            <text:p>23869000</text:p>
          </table:table-cell>
          <table:table-cell office:value-type="float" office:value="23882200" calcext:value-type="float">
            <text:p>23882200</text:p>
          </table:table-cell>
          <table:table-cell office:value-type="float" office:value="23870200" calcext:value-type="float">
            <text:p>23870200</text:p>
          </table:table-cell>
          <table:table-cell office:value-type="float" office:value="23893800" calcext:value-type="float">
            <text:p>23893800</text:p>
          </table:table-cell>
          <table:table-cell office:value-type="float" office:value="23890600" calcext:value-type="float">
            <text:p>23890600</text:p>
          </table:table-cell>
          <table:table-cell office:value-type="float" office:value="23867200" calcext:value-type="float">
            <text:p>23867200</text:p>
          </table:table-cell>
          <table:table-cell office:value-type="float" office:value="23794000" calcext:value-type="float">
            <text:p>23794000</text:p>
          </table:table-cell>
          <table:table-cell office:value-type="float" office:value="23841400" calcext:value-type="float">
            <text:p>23841400</text:p>
          </table:table-cell>
          <table:table-cell office:value-type="float" office:value="23793600" calcext:value-type="float">
            <text:p>23793600</text:p>
          </table:table-cell>
          <table:table-cell office:value-type="float" office:value="23864900" calcext:value-type="float">
            <text:p>23864900</text:p>
          </table:table-cell>
          <table:table-cell office:value-type="float" office:value="23875200" calcext:value-type="float">
            <text:p>23875200</text:p>
          </table:table-cell>
          <table:table-cell office:value-type="float" office:value="23801900" calcext:value-type="float">
            <text:p>23801900</text:p>
          </table:table-cell>
          <table:table-cell office:value-type="float" office:value="23875200" calcext:value-type="float">
            <text:p>23875200</text:p>
          </table:table-cell>
          <table:table-cell office:value-type="float" office:value="23840500" calcext:value-type="float">
            <text:p>23840500</text:p>
          </table:table-cell>
          <table:table-cell office:value-type="float" office:value="23848800" calcext:value-type="float">
            <text:p>23848800</text:p>
          </table:table-cell>
          <table:table-cell office:value-type="float" office:value="23845100" calcext:value-type="float">
            <text:p>23845100</text:p>
          </table:table-cell>
          <table:table-cell office:value-type="float" office:value="23986400" calcext:value-type="float">
            <text:p>23986400</text:p>
          </table:table-cell>
          <table:table-cell office:value-type="float" office:value="23986100" calcext:value-type="float">
            <text:p>23986100</text:p>
          </table:table-cell>
          <table:table-cell office:value-type="float" office:value="23986400" calcext:value-type="float">
            <text:p>23986400</text:p>
          </table:table-cell>
          <table:table-cell office:value-type="float" office:value="23986100" calcext:value-type="float">
            <text:p>23986100</text:p>
          </table:table-cell>
          <table:table-cell table:number-columns-repeated="2" office:value-type="float" office:value="23986400" calcext:value-type="float">
            <text:p>23986400</text:p>
          </table:table-cell>
          <table:table-cell office:value-type="float" office:value="23986100" calcext:value-type="float">
            <text:p>23986100</text:p>
          </table:table-cell>
          <table:table-cell office:value-type="float" office:value="23986400" calcext:value-type="float">
            <text:p>23986400</text:p>
          </table:table-cell>
          <table:table-cell office:value-type="float" office:value="23986100" calcext:value-type="float">
            <text:p>23986100</text:p>
          </table:table-cell>
          <table:table-cell office:value-type="float" office:value="23986400" calcext:value-type="float">
            <text:p>23986400</text:p>
          </table:table-cell>
          <table:table-cell table:number-columns-repeated="3" office:value-type="float" office:value="23986100" calcext:value-type="float">
            <text:p>23986100</text:p>
          </table:table-cell>
          <table:table-cell office:value-type="float" office:value="23986400" calcext:value-type="float">
            <text:p>23986400</text:p>
          </table:table-cell>
          <table:table-cell office:value-type="float" office:value="23986900" calcext:value-type="float">
            <text:p>23986900</text:p>
          </table:table-cell>
          <table:table-cell office:value-type="float" office:value="23986400" calcext:value-type="float">
            <text:p>23986400</text:p>
          </table:table-cell>
          <table:table-cell table:number-columns-repeated="2" office:value-type="float" office:value="23986900" calcext:value-type="float">
            <text:p>23986900</text:p>
          </table:table-cell>
          <table:table-cell office:value-type="float" office:value="23986400" calcext:value-type="float">
            <text:p>23986400</text:p>
          </table:table-cell>
          <table:table-cell office:value-type="float" office:value="23986900" calcext:value-type="float">
            <text:p>23986900</text:p>
          </table:table-cell>
          <table:table-cell table:number-columns-repeated="41" office:value-type="float" office:value="23987000" calcext:value-type="float">
            <text:p>23987000</text:p>
          </table:table-cell>
          <table:table-cell table:number-columns-repeated="2"/>
          <table:table-cell table:formula="of:=MAX([.A5:.CD5])" office:value-type="float" office:value="23987000" calcext:value-type="float">
            <text:p>23987000</text:p>
          </table:table-cell>
          <table:table-cell table:number-columns-repeated="3"/>
        </table:table-row>
        <table:table-row table:style-name="ro1">
          <table:table-cell office:value-type="float" office:value="23932300" calcext:value-type="float">
            <text:p>23932300</text:p>
          </table:table-cell>
          <table:table-cell office:value-type="float" office:value="23946300" calcext:value-type="float">
            <text:p>23946300</text:p>
          </table:table-cell>
          <table:table-cell office:value-type="float" office:value="23987600" calcext:value-type="float">
            <text:p>23987600</text:p>
          </table:table-cell>
          <table:table-cell office:value-type="float" office:value="23963700" calcext:value-type="float">
            <text:p>23963700</text:p>
          </table:table-cell>
          <table:table-cell office:value-type="float" office:value="23943400" calcext:value-type="float">
            <text:p>23943400</text:p>
          </table:table-cell>
          <table:table-cell office:value-type="float" office:value="23981900" calcext:value-type="float">
            <text:p>23981900</text:p>
          </table:table-cell>
          <table:table-cell office:value-type="float" office:value="23846100" calcext:value-type="float">
            <text:p>23846100</text:p>
          </table:table-cell>
          <table:table-cell office:value-type="float" office:value="23930600" calcext:value-type="float">
            <text:p>23930600</text:p>
          </table:table-cell>
          <table:table-cell office:value-type="float" office:value="23873500" calcext:value-type="float">
            <text:p>23873500</text:p>
          </table:table-cell>
          <table:table-cell office:value-type="float" office:value="23936900" calcext:value-type="float">
            <text:p>23936900</text:p>
          </table:table-cell>
          <table:table-cell office:value-type="float" office:value="23908700" calcext:value-type="float">
            <text:p>23908700</text:p>
          </table:table-cell>
          <table:table-cell office:value-type="float" office:value="23938400" calcext:value-type="float">
            <text:p>23938400</text:p>
          </table:table-cell>
          <table:table-cell office:value-type="float" office:value="23847500" calcext:value-type="float">
            <text:p>23847500</text:p>
          </table:table-cell>
          <table:table-cell office:value-type="float" office:value="23985100" calcext:value-type="float">
            <text:p>23985100</text:p>
          </table:table-cell>
          <table:table-cell office:value-type="float" office:value="23975600" calcext:value-type="float">
            <text:p>23975600</text:p>
          </table:table-cell>
          <table:table-cell office:value-type="float" office:value="23944800" calcext:value-type="float">
            <text:p>23944800</text:p>
          </table:table-cell>
          <table:table-cell office:value-type="float" office:value="23908700" calcext:value-type="float">
            <text:p>23908700</text:p>
          </table:table-cell>
          <table:table-cell office:value-type="float" office:value="23979000" calcext:value-type="float">
            <text:p>23979000</text:p>
          </table:table-cell>
          <table:table-cell office:value-type="float" office:value="23909700" calcext:value-type="float">
            <text:p>23909700</text:p>
          </table:table-cell>
          <table:table-cell office:value-type="float" office:value="23976500" calcext:value-type="float">
            <text:p>23976500</text:p>
          </table:table-cell>
          <table:table-cell office:value-type="float" office:value="24094100" calcext:value-type="float">
            <text:p>24094100</text:p>
          </table:table-cell>
          <table:table-cell office:value-type="float" office:value="24087500" calcext:value-type="float">
            <text:p>24087500</text:p>
          </table:table-cell>
          <table:table-cell office:value-type="float" office:value="24082100" calcext:value-type="float">
            <text:p>24082100</text:p>
          </table:table-cell>
          <table:table-cell office:value-type="float" office:value="24094700" calcext:value-type="float">
            <text:p>24094700</text:p>
          </table:table-cell>
          <table:table-cell office:value-type="float" office:value="24084000" calcext:value-type="float">
            <text:p>24084000</text:p>
          </table:table-cell>
          <table:table-cell office:value-type="float" office:value="24090700" calcext:value-type="float">
            <text:p>24090700</text:p>
          </table:table-cell>
          <table:table-cell office:value-type="float" office:value="24092700" calcext:value-type="float">
            <text:p>24092700</text:p>
          </table:table-cell>
          <table:table-cell office:value-type="float" office:value="24090100" calcext:value-type="float">
            <text:p>24090100</text:p>
          </table:table-cell>
          <table:table-cell office:value-type="float" office:value="24083100" calcext:value-type="float">
            <text:p>24083100</text:p>
          </table:table-cell>
          <table:table-cell office:value-type="float" office:value="24102500" calcext:value-type="float">
            <text:p>24102500</text:p>
          </table:table-cell>
          <table:table-cell office:value-type="float" office:value="24087500" calcext:value-type="float">
            <text:p>24087500</text:p>
          </table:table-cell>
          <table:table-cell office:value-type="float" office:value="24087200" calcext:value-type="float">
            <text:p>24087200</text:p>
          </table:table-cell>
          <table:table-cell office:value-type="float" office:value="24094700" calcext:value-type="float">
            <text:p>24094700</text:p>
          </table:table-cell>
          <table:table-cell office:value-type="float" office:value="24086300" calcext:value-type="float">
            <text:p>24086300</text:p>
          </table:table-cell>
          <table:table-cell office:value-type="float" office:value="24086000" calcext:value-type="float">
            <text:p>24086000</text:p>
          </table:table-cell>
          <table:table-cell office:value-type="float" office:value="24084800" calcext:value-type="float">
            <text:p>24084800</text:p>
          </table:table-cell>
          <table:table-cell office:value-type="float" office:value="24099500" calcext:value-type="float">
            <text:p>24099500</text:p>
          </table:table-cell>
          <table:table-cell office:value-type="float" office:value="24082600" calcext:value-type="float">
            <text:p>24082600</text:p>
          </table:table-cell>
          <table:table-cell office:value-type="float" office:value="24095100" calcext:value-type="float">
            <text:p>24095100</text:p>
          </table:table-cell>
          <table:table-cell office:value-type="float" office:value="24097200" calcext:value-type="float">
            <text:p>24097200</text:p>
          </table:table-cell>
          <table:table-cell table:number-columns-repeated="41" office:value-type="float" office:value="24113000" calcext:value-type="float">
            <text:p>24113000</text:p>
          </table:table-cell>
          <table:table-cell table:number-columns-repeated="2"/>
          <table:table-cell table:formula="of:=MAX([.A6:.CD6])" office:value-type="float" office:value="24113000" calcext:value-type="float">
            <text:p>24113000</text:p>
          </table:table-cell>
          <table:table-cell table:number-columns-repeated="3"/>
        </table:table-row>
        <table:table-row table:style-name="ro1">
          <table:table-cell office:value-type="float" office:value="23950600" calcext:value-type="float">
            <text:p>23950600</text:p>
          </table:table-cell>
          <table:table-cell office:value-type="float" office:value="23967800" calcext:value-type="float">
            <text:p>23967800</text:p>
          </table:table-cell>
          <table:table-cell office:value-type="float" office:value="23975900" calcext:value-type="float">
            <text:p>23975900</text:p>
          </table:table-cell>
          <table:table-cell office:value-type="float" office:value="23961200" calcext:value-type="float">
            <text:p>23961200</text:p>
          </table:table-cell>
          <table:table-cell office:value-type="float" office:value="23951500" calcext:value-type="float">
            <text:p>23951500</text:p>
          </table:table-cell>
          <table:table-cell office:value-type="float" office:value="23955600" calcext:value-type="float">
            <text:p>23955600</text:p>
          </table:table-cell>
          <table:table-cell office:value-type="float" office:value="23970300" calcext:value-type="float">
            <text:p>23970300</text:p>
          </table:table-cell>
          <table:table-cell office:value-type="float" office:value="23960400" calcext:value-type="float">
            <text:p>23960400</text:p>
          </table:table-cell>
          <table:table-cell office:value-type="float" office:value="23987400" calcext:value-type="float">
            <text:p>23987400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23948700" calcext:value-type="float">
            <text:p>23948700</text:p>
          </table:table-cell>
          <table:table-cell office:value-type="float" office:value="23964000" calcext:value-type="float">
            <text:p>23964000</text:p>
          </table:table-cell>
          <table:table-cell office:value-type="float" office:value="23922800" calcext:value-type="float">
            <text:p>23922800</text:p>
          </table:table-cell>
          <table:table-cell office:value-type="float" office:value="23947900" calcext:value-type="float">
            <text:p>23947900</text:p>
          </table:table-cell>
          <table:table-cell office:value-type="float" office:value="23979000" calcext:value-type="float">
            <text:p>23979000</text:p>
          </table:table-cell>
          <table:table-cell office:value-type="float" office:value="23985300" calcext:value-type="float">
            <text:p>23985300</text:p>
          </table:table-cell>
          <table:table-cell office:value-type="float" office:value="23973600" calcext:value-type="float">
            <text:p>23973600</text:p>
          </table:table-cell>
          <table:table-cell office:value-type="float" office:value="23995300" calcext:value-type="float">
            <text:p>23995300</text:p>
          </table:table-cell>
          <table:table-cell office:value-type="float" office:value="23982300" calcext:value-type="float">
            <text:p>23982300</text:p>
          </table:table-cell>
          <table:table-cell office:value-type="float" office:value="23983200" calcext:value-type="float">
            <text:p>23983200</text:p>
          </table:table-cell>
          <table:table-cell office:value-type="float" office:value="24069800" calcext:value-type="float">
            <text:p>24069800</text:p>
          </table:table-cell>
          <table:table-cell office:value-type="float" office:value="24078400" calcext:value-type="float">
            <text:p>24078400</text:p>
          </table:table-cell>
          <table:table-cell office:value-type="float" office:value="24069800" calcext:value-type="float">
            <text:p>24069800</text:p>
          </table:table-cell>
          <table:table-cell office:value-type="float" office:value="24075700" calcext:value-type="float">
            <text:p>24075700</text:p>
          </table:table-cell>
          <table:table-cell office:value-type="float" office:value="24070400" calcext:value-type="float">
            <text:p>24070400</text:p>
          </table:table-cell>
          <table:table-cell office:value-type="float" office:value="24073100" calcext:value-type="float">
            <text:p>240731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75600" calcext:value-type="float">
            <text:p>24075600</text:p>
          </table:table-cell>
          <table:table-cell office:value-type="float" office:value="24070700" calcext:value-type="float">
            <text:p>24070700</text:p>
          </table:table-cell>
          <table:table-cell office:value-type="float" office:value="24070300" calcext:value-type="float">
            <text:p>24070300</text:p>
          </table:table-cell>
          <table:table-cell office:value-type="float" office:value="24070400" calcext:value-type="float">
            <text:p>24070400</text:p>
          </table:table-cell>
          <table:table-cell table:number-columns-repeated="2" office:value-type="float" office:value="24078100" calcext:value-type="float">
            <text:p>24078100</text:p>
          </table:table-cell>
          <table:table-cell office:value-type="float" office:value="24070300" calcext:value-type="float">
            <text:p>24070300</text:p>
          </table:table-cell>
          <table:table-cell office:value-type="float" office:value="24068200" calcext:value-type="float">
            <text:p>24068200</text:p>
          </table:table-cell>
          <table:table-cell office:value-type="float" office:value="24073100" calcext:value-type="float">
            <text:p>24073100</text:p>
          </table:table-cell>
          <table:table-cell office:value-type="float" office:value="24070900" calcext:value-type="float">
            <text:p>24070900</text:p>
          </table:table-cell>
          <table:table-cell office:value-type="float" office:value="24077800" calcext:value-type="float">
            <text:p>24077800</text:p>
          </table:table-cell>
          <table:table-cell office:value-type="float" office:value="24075700" calcext:value-type="float">
            <text:p>24075700</text:p>
          </table:table-cell>
          <table:table-cell office:value-type="float" office:value="24070900" calcext:value-type="float">
            <text:p>24070900</text:p>
          </table:table-cell>
          <table:table-cell table:number-columns-repeated="41" office:value-type="float" office:value="24085100" calcext:value-type="float">
            <text:p>24085100</text:p>
          </table:table-cell>
          <table:table-cell table:number-columns-repeated="2"/>
          <table:table-cell table:formula="of:=MAX([.A7:.CD7])" office:value-type="float" office:value="24085100" calcext:value-type="float">
            <text:p>24085100</text:p>
          </table:table-cell>
          <table:table-cell/>
          <table:table-cell table:formula="of:=MAX([.CF4:.CF13])" office:value-type="float" office:value="24122700" calcext:value-type="float">
            <text:p>2.412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23895200" calcext:value-type="float">
            <text:p>23895200</text:p>
          </table:table-cell>
          <table:table-cell office:value-type="float" office:value="23920100" calcext:value-type="float">
            <text:p>23920100</text:p>
          </table:table-cell>
          <table:table-cell office:value-type="float" office:value="23938300" calcext:value-type="float">
            <text:p>23938300</text:p>
          </table:table-cell>
          <table:table-cell office:value-type="float" office:value="23895800" calcext:value-type="float">
            <text:p>23895800</text:p>
          </table:table-cell>
          <table:table-cell office:value-type="float" office:value="23859700" calcext:value-type="float">
            <text:p>23859700</text:p>
          </table:table-cell>
          <table:table-cell office:value-type="float" office:value="23920300" calcext:value-type="float">
            <text:p>23920300</text:p>
          </table:table-cell>
          <table:table-cell office:value-type="float" office:value="23866000" calcext:value-type="float">
            <text:p>23866000</text:p>
          </table:table-cell>
          <table:table-cell office:value-type="float" office:value="23892400" calcext:value-type="float">
            <text:p>23892400</text:p>
          </table:table-cell>
          <table:table-cell office:value-type="float" office:value="23908100" calcext:value-type="float">
            <text:p>23908100</text:p>
          </table:table-cell>
          <table:table-cell office:value-type="float" office:value="23923900" calcext:value-type="float">
            <text:p>23923900</text:p>
          </table:table-cell>
          <table:table-cell office:value-type="float" office:value="23938900" calcext:value-type="float">
            <text:p>23938900</text:p>
          </table:table-cell>
          <table:table-cell office:value-type="float" office:value="23926400" calcext:value-type="float">
            <text:p>23926400</text:p>
          </table:table-cell>
          <table:table-cell office:value-type="float" office:value="23865100" calcext:value-type="float">
            <text:p>23865100</text:p>
          </table:table-cell>
          <table:table-cell office:value-type="float" office:value="23907200" calcext:value-type="float">
            <text:p>23907200</text:p>
          </table:table-cell>
          <table:table-cell office:value-type="float" office:value="23932700" calcext:value-type="float">
            <text:p>23932700</text:p>
          </table:table-cell>
          <table:table-cell office:value-type="float" office:value="23941500" calcext:value-type="float">
            <text:p>23941500</text:p>
          </table:table-cell>
          <table:table-cell office:value-type="float" office:value="23883900" calcext:value-type="float">
            <text:p>23883900</text:p>
          </table:table-cell>
          <table:table-cell office:value-type="float" office:value="23982100" calcext:value-type="float">
            <text:p>23982100</text:p>
          </table:table-cell>
          <table:table-cell office:value-type="float" office:value="23925300" calcext:value-type="float">
            <text:p>23925300</text:p>
          </table:table-cell>
          <table:table-cell office:value-type="float" office:value="23896000" calcext:value-type="float">
            <text:p>23896000</text:p>
          </table:table-cell>
          <table:table-cell table:number-columns-repeated="61" office:value-type="float" office:value="24054500" calcext:value-type="float">
            <text:p>24054500</text:p>
          </table:table-cell>
          <table:table-cell table:number-columns-repeated="2"/>
          <table:table-cell table:formula="of:=MAX([.A8:.CD8])" office:value-type="float" office:value="24054500" calcext:value-type="float">
            <text:p>24054500</text:p>
          </table:table-cell>
          <table:table-cell table:number-columns-repeated="3"/>
        </table:table-row>
        <table:table-row table:style-name="ro1">
          <table:table-cell office:value-type="float" office:value="23798300" calcext:value-type="float">
            <text:p>23798300</text:p>
          </table:table-cell>
          <table:table-cell office:value-type="float" office:value="23811300" calcext:value-type="float">
            <text:p>23811300</text:p>
          </table:table-cell>
          <table:table-cell office:value-type="float" office:value="23756100" calcext:value-type="float">
            <text:p>23756100</text:p>
          </table:table-cell>
          <table:table-cell office:value-type="float" office:value="23802000" calcext:value-type="float">
            <text:p>23802000</text:p>
          </table:table-cell>
          <table:table-cell office:value-type="float" office:value="23765600" calcext:value-type="float">
            <text:p>23765600</text:p>
          </table:table-cell>
          <table:table-cell office:value-type="float" office:value="23792900" calcext:value-type="float">
            <text:p>23792900</text:p>
          </table:table-cell>
          <table:table-cell office:value-type="float" office:value="23722200" calcext:value-type="float">
            <text:p>23722200</text:p>
          </table:table-cell>
          <table:table-cell office:value-type="float" office:value="23796700" calcext:value-type="float">
            <text:p>23796700</text:p>
          </table:table-cell>
          <table:table-cell office:value-type="float" office:value="23813600" calcext:value-type="float">
            <text:p>23813600</text:p>
          </table:table-cell>
          <table:table-cell office:value-type="float" office:value="23769900" calcext:value-type="float">
            <text:p>23769900</text:p>
          </table:table-cell>
          <table:table-cell office:value-type="float" office:value="23774400" calcext:value-type="float">
            <text:p>23774400</text:p>
          </table:table-cell>
          <table:table-cell office:value-type="float" office:value="23792500" calcext:value-type="float">
            <text:p>23792500</text:p>
          </table:table-cell>
          <table:table-cell office:value-type="float" office:value="23790100" calcext:value-type="float">
            <text:p>23790100</text:p>
          </table:table-cell>
          <table:table-cell office:value-type="float" office:value="23779400" calcext:value-type="float">
            <text:p>23779400</text:p>
          </table:table-cell>
          <table:table-cell office:value-type="float" office:value="23807900" calcext:value-type="float">
            <text:p>23807900</text:p>
          </table:table-cell>
          <table:table-cell office:value-type="float" office:value="23804300" calcext:value-type="float">
            <text:p>23804300</text:p>
          </table:table-cell>
          <table:table-cell office:value-type="float" office:value="23805100" calcext:value-type="float">
            <text:p>23805100</text:p>
          </table:table-cell>
          <table:table-cell office:value-type="float" office:value="23753400" calcext:value-type="float">
            <text:p>23753400</text:p>
          </table:table-cell>
          <table:table-cell office:value-type="float" office:value="23807700" calcext:value-type="float">
            <text:p>23807700</text:p>
          </table:table-cell>
          <table:table-cell office:value-type="float" office:value="23804500" calcext:value-type="float">
            <text:p>23804500</text:p>
          </table:table-cell>
          <table:table-cell table:number-columns-repeated="2" office:value-type="float" office:value="24048200" calcext:value-type="float">
            <text:p>24048200</text:p>
          </table:table-cell>
          <table:table-cell office:value-type="float" office:value="24046100" calcext:value-type="float">
            <text:p>24046100</text:p>
          </table:table-cell>
          <table:table-cell office:value-type="float" office:value="24050800" calcext:value-type="float">
            <text:p>24050800</text:p>
          </table:table-cell>
          <table:table-cell office:value-type="float" office:value="24048500" calcext:value-type="float">
            <text:p>24048500</text:p>
          </table:table-cell>
          <table:table-cell office:value-type="float" office:value="24048400" calcext:value-type="float">
            <text:p>24048400</text:p>
          </table:table-cell>
          <table:table-cell office:value-type="float" office:value="24049400" calcext:value-type="float">
            <text:p>24049400</text:p>
          </table:table-cell>
          <table:table-cell office:value-type="float" office:value="24048600" calcext:value-type="float">
            <text:p>24048600</text:p>
          </table:table-cell>
          <table:table-cell office:value-type="float" office:value="24048800" calcext:value-type="float">
            <text:p>24048800</text:p>
          </table:table-cell>
          <table:table-cell office:value-type="float" office:value="24056600" calcext:value-type="float">
            <text:p>24056600</text:p>
          </table:table-cell>
          <table:table-cell office:value-type="float" office:value="24047800" calcext:value-type="float">
            <text:p>24047800</text:p>
          </table:table-cell>
          <table:table-cell office:value-type="float" office:value="24048800" calcext:value-type="float">
            <text:p>24048800</text:p>
          </table:table-cell>
          <table:table-cell office:value-type="float" office:value="24048500" calcext:value-type="float">
            <text:p>24048500</text:p>
          </table:table-cell>
          <table:table-cell office:value-type="float" office:value="24048800" calcext:value-type="float">
            <text:p>24048800</text:p>
          </table:table-cell>
          <table:table-cell office:value-type="float" office:value="24049100" calcext:value-type="float">
            <text:p>24049100</text:p>
          </table:table-cell>
          <table:table-cell office:value-type="float" office:value="24046100" calcext:value-type="float">
            <text:p>24046100</text:p>
          </table:table-cell>
          <table:table-cell office:value-type="float" office:value="24047500" calcext:value-type="float">
            <text:p>24047500</text:p>
          </table:table-cell>
          <table:table-cell office:value-type="float" office:value="24048600" calcext:value-type="float">
            <text:p>24048600</text:p>
          </table:table-cell>
          <table:table-cell office:value-type="float" office:value="24050900" calcext:value-type="float">
            <text:p>24050900</text:p>
          </table:table-cell>
          <table:table-cell office:value-type="float" office:value="24050700" calcext:value-type="float">
            <text:p>24050700</text:p>
          </table:table-cell>
          <table:table-cell table:number-columns-repeated="41" office:value-type="float" office:value="24075000" calcext:value-type="float">
            <text:p>24075000</text:p>
          </table:table-cell>
          <table:table-cell table:number-columns-repeated="2"/>
          <table:table-cell table:formula="of:=MAX([.A9:.CD9])" office:value-type="float" office:value="24075000" calcext:value-type="float">
            <text:p>24075000</text:p>
          </table:table-cell>
          <table:table-cell table:number-columns-repeated="3"/>
        </table:table-row>
        <table:table-row table:style-name="ro1">
          <table:table-cell office:value-type="float" office:value="23951100" calcext:value-type="float">
            <text:p>23951100</text:p>
          </table:table-cell>
          <table:table-cell office:value-type="float" office:value="23961700" calcext:value-type="float">
            <text:p>23961700</text:p>
          </table:table-cell>
          <table:table-cell office:value-type="float" office:value="23980100" calcext:value-type="float">
            <text:p>23980100</text:p>
          </table:table-cell>
          <table:table-cell office:value-type="float" office:value="23945600" calcext:value-type="float">
            <text:p>23945600</text:p>
          </table:table-cell>
          <table:table-cell office:value-type="float" office:value="23943700" calcext:value-type="float">
            <text:p>23943700</text:p>
          </table:table-cell>
          <table:table-cell office:value-type="float" office:value="23977100" calcext:value-type="float">
            <text:p>23977100</text:p>
          </table:table-cell>
          <table:table-cell office:value-type="float" office:value="23937100" calcext:value-type="float">
            <text:p>23937100</text:p>
          </table:table-cell>
          <table:table-cell office:value-type="float" office:value="23977000" calcext:value-type="float">
            <text:p>23977000</text:p>
          </table:table-cell>
          <table:table-cell office:value-type="float" office:value="24000200" calcext:value-type="float">
            <text:p>24000200</text:p>
          </table:table-cell>
          <table:table-cell office:value-type="float" office:value="23982100" calcext:value-type="float">
            <text:p>23982100</text:p>
          </table:table-cell>
          <table:table-cell office:value-type="float" office:value="23972400" calcext:value-type="float">
            <text:p>23972400</text:p>
          </table:table-cell>
          <table:table-cell office:value-type="float" office:value="23951600" calcext:value-type="float">
            <text:p>23951600</text:p>
          </table:table-cell>
          <table:table-cell office:value-type="float" office:value="23949000" calcext:value-type="float">
            <text:p>23949000</text:p>
          </table:table-cell>
          <table:table-cell office:value-type="float" office:value="23941200" calcext:value-type="float">
            <text:p>23941200</text:p>
          </table:table-cell>
          <table:table-cell office:value-type="float" office:value="23980900" calcext:value-type="float">
            <text:p>23980900</text:p>
          </table:table-cell>
          <table:table-cell office:value-type="float" office:value="23966600" calcext:value-type="float">
            <text:p>23966600</text:p>
          </table:table-cell>
          <table:table-cell office:value-type="float" office:value="23932500" calcext:value-type="float">
            <text:p>23932500</text:p>
          </table:table-cell>
          <table:table-cell office:value-type="float" office:value="23952900" calcext:value-type="float">
            <text:p>23952900</text:p>
          </table:table-cell>
          <table:table-cell office:value-type="float" office:value="23975900" calcext:value-type="float">
            <text:p>23975900</text:p>
          </table:table-cell>
          <table:table-cell office:value-type="float" office:value="23938800" calcext:value-type="float">
            <text:p>23938800</text:p>
          </table:table-cell>
          <table:table-cell table:number-columns-repeated="2" office:value-type="float" office:value="24104900" calcext:value-type="float">
            <text:p>24104900</text:p>
          </table:table-cell>
          <table:table-cell office:value-type="float" office:value="24111500" calcext:value-type="float">
            <text:p>24111500</text:p>
          </table:table-cell>
          <table:table-cell office:value-type="float" office:value="24113500" calcext:value-type="float">
            <text:p>24113500</text:p>
          </table:table-cell>
          <table:table-cell office:value-type="float" office:value="24110700" calcext:value-type="float">
            <text:p>24110700</text:p>
          </table:table-cell>
          <table:table-cell office:value-type="float" office:value="24113200" calcext:value-type="float">
            <text:p>24113200</text:p>
          </table:table-cell>
          <table:table-cell office:value-type="float" office:value="24107000" calcext:value-type="float">
            <text:p>24107000</text:p>
          </table:table-cell>
          <table:table-cell office:value-type="float" office:value="24104900" calcext:value-type="float">
            <text:p>24104900</text:p>
          </table:table-cell>
          <table:table-cell office:value-type="float" office:value="24111500" calcext:value-type="float">
            <text:p>24111500</text:p>
          </table:table-cell>
          <table:table-cell office:value-type="float" office:value="24110700" calcext:value-type="float">
            <text:p>24110700</text:p>
          </table:table-cell>
          <table:table-cell office:value-type="float" office:value="24111700" calcext:value-type="float">
            <text:p>24111700</text:p>
          </table:table-cell>
          <table:table-cell office:value-type="float" office:value="24111600" calcext:value-type="float">
            <text:p>24111600</text:p>
          </table:table-cell>
          <table:table-cell office:value-type="float" office:value="24102900" calcext:value-type="float">
            <text:p>24102900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24104900" calcext:value-type="float">
            <text:p>24104900</text:p>
          </table:table-cell>
          <table:table-cell office:value-type="float" office:value="24109500" calcext:value-type="float">
            <text:p>24109500</text:p>
          </table:table-cell>
          <table:table-cell office:value-type="float" office:value="24107300" calcext:value-type="float">
            <text:p>24107300</text:p>
          </table:table-cell>
          <table:table-cell table:number-columns-repeated="2" office:value-type="float" office:value="24104900" calcext:value-type="float">
            <text:p>24104900</text:p>
          </table:table-cell>
          <table:table-cell office:value-type="float" office:value="24102000" calcext:value-type="float">
            <text:p>24102000</text:p>
          </table:table-cell>
          <table:table-cell table:number-columns-repeated="41" office:value-type="float" office:value="24122700" calcext:value-type="float">
            <text:p>24122700</text:p>
          </table:table-cell>
          <table:table-cell table:number-columns-repeated="2"/>
          <table:table-cell table:formula="of:=MAX([.A10:.CD10])" office:value-type="float" office:value="24122700" calcext:value-type="float">
            <text:p>24122700</text:p>
          </table:table-cell>
          <table:table-cell/>
          <table:table-cell table:formula="of:=AVERAGE([.CF4:.CF13])" office:value-type="float" office:value="24066040" calcext:value-type="float">
            <text:p>2.407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3947800" calcext:value-type="float">
            <text:p>23947800</text:p>
          </table:table-cell>
          <table:table-cell office:value-type="float" office:value="23957800" calcext:value-type="float">
            <text:p>23957800</text:p>
          </table:table-cell>
          <table:table-cell office:value-type="float" office:value="23985400" calcext:value-type="float">
            <text:p>23985400</text:p>
          </table:table-cell>
          <table:table-cell office:value-type="float" office:value="24010900" calcext:value-type="float">
            <text:p>24010900</text:p>
          </table:table-cell>
          <table:table-cell office:value-type="float" office:value="23964800" calcext:value-type="float">
            <text:p>23964800</text:p>
          </table:table-cell>
          <table:table-cell office:value-type="float" office:value="23966200" calcext:value-type="float">
            <text:p>23966200</text:p>
          </table:table-cell>
          <table:table-cell office:value-type="float" office:value="23973500" calcext:value-type="float">
            <text:p>23973500</text:p>
          </table:table-cell>
          <table:table-cell office:value-type="float" office:value="23981400" calcext:value-type="float">
            <text:p>23981400</text:p>
          </table:table-cell>
          <table:table-cell office:value-type="float" office:value="23941800" calcext:value-type="float">
            <text:p>23941800</text:p>
          </table:table-cell>
          <table:table-cell office:value-type="float" office:value="23912500" calcext:value-type="float">
            <text:p>23912500</text:p>
          </table:table-cell>
          <table:table-cell office:value-type="float" office:value="23956800" calcext:value-type="float">
            <text:p>23956800</text:p>
          </table:table-cell>
          <table:table-cell office:value-type="float" office:value="23980200" calcext:value-type="float">
            <text:p>23980200</text:p>
          </table:table-cell>
          <table:table-cell office:value-type="float" office:value="23956900" calcext:value-type="float">
            <text:p>23956900</text:p>
          </table:table-cell>
          <table:table-cell office:value-type="float" office:value="23979800" calcext:value-type="float">
            <text:p>23979800</text:p>
          </table:table-cell>
          <table:table-cell office:value-type="float" office:value="23977600" calcext:value-type="float">
            <text:p>23977600</text:p>
          </table:table-cell>
          <table:table-cell office:value-type="float" office:value="23950100" calcext:value-type="float">
            <text:p>23950100</text:p>
          </table:table-cell>
          <table:table-cell office:value-type="float" office:value="23956000" calcext:value-type="float">
            <text:p>23956000</text:p>
          </table:table-cell>
          <table:table-cell office:value-type="float" office:value="23951700" calcext:value-type="float">
            <text:p>23951700</text:p>
          </table:table-cell>
          <table:table-cell office:value-type="float" office:value="23976900" calcext:value-type="float">
            <text:p>23976900</text:p>
          </table:table-cell>
          <table:table-cell office:value-type="float" office:value="23988500" calcext:value-type="float">
            <text:p>23988500</text:p>
          </table:table-cell>
          <table:table-cell office:value-type="float" office:value="24083700" calcext:value-type="float">
            <text:p>24083700</text:p>
          </table:table-cell>
          <table:table-cell office:value-type="float" office:value="24082400" calcext:value-type="float">
            <text:p>24082400</text:p>
          </table:table-cell>
          <table:table-cell office:value-type="float" office:value="24081200" calcext:value-type="float">
            <text:p>24081200</text:p>
          </table:table-cell>
          <table:table-cell office:value-type="float" office:value="24080800" calcext:value-type="float">
            <text:p>24080800</text:p>
          </table:table-cell>
          <table:table-cell office:value-type="float" office:value="24081100" calcext:value-type="float">
            <text:p>24081100</text:p>
          </table:table-cell>
          <table:table-cell office:value-type="float" office:value="24082300" calcext:value-type="float">
            <text:p>24082300</text:p>
          </table:table-cell>
          <table:table-cell office:value-type="float" office:value="24083700" calcext:value-type="float">
            <text:p>24083700</text:p>
          </table:table-cell>
          <table:table-cell office:value-type="float" office:value="24082300" calcext:value-type="float">
            <text:p>24082300</text:p>
          </table:table-cell>
          <table:table-cell office:value-type="float" office:value="24081000" calcext:value-type="float">
            <text:p>24081000</text:p>
          </table:table-cell>
          <table:table-cell office:value-type="float" office:value="24076500" calcext:value-type="float">
            <text:p>24076500</text:p>
          </table:table-cell>
          <table:table-cell office:value-type="float" office:value="24081200" calcext:value-type="float">
            <text:p>24081200</text:p>
          </table:table-cell>
          <table:table-cell office:value-type="float" office:value="24078100" calcext:value-type="float">
            <text:p>24078100</text:p>
          </table:table-cell>
          <table:table-cell table:number-columns-repeated="2" office:value-type="float" office:value="24076700" calcext:value-type="float">
            <text:p>24076700</text:p>
          </table:table-cell>
          <table:table-cell office:value-type="float" office:value="24081100" calcext:value-type="float">
            <text:p>24081100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79500" calcext:value-type="float">
            <text:p>24079500</text:p>
          </table:table-cell>
          <table:table-cell office:value-type="float" office:value="24082300" calcext:value-type="float">
            <text:p>24082300</text:p>
          </table:table-cell>
          <table:table-cell office:value-type="float" office:value="24083300" calcext:value-type="float">
            <text:p>24083300</text:p>
          </table:table-cell>
          <table:table-cell table:number-columns-repeated="41" office:value-type="float" office:value="24097400" calcext:value-type="float">
            <text:p>24097400</text:p>
          </table:table-cell>
          <table:table-cell table:number-columns-repeated="2"/>
          <table:table-cell table:formula="of:=MAX([.A11:.CD11])" office:value-type="float" office:value="24097400" calcext:value-type="float">
            <text:p>24097400</text:p>
          </table:table-cell>
          <table:table-cell/>
          <table:table-cell table:formula="of:=STDEV([.CF4:.CF13])" office:value-type="float" office:value="48890.6535035072" calcext:value-type="float">
            <text:p>4.889E+04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3909900" calcext:value-type="float">
            <text:p>23909900</text:p>
          </table:table-cell>
          <table:table-cell office:value-type="float" office:value="23946400" calcext:value-type="float">
            <text:p>23946400</text:p>
          </table:table-cell>
          <table:table-cell office:value-type="float" office:value="23889300" calcext:value-type="float">
            <text:p>23889300</text:p>
          </table:table-cell>
          <table:table-cell office:value-type="float" office:value="23908400" calcext:value-type="float">
            <text:p>23908400</text:p>
          </table:table-cell>
          <table:table-cell office:value-type="float" office:value="23896500" calcext:value-type="float">
            <text:p>23896500</text:p>
          </table:table-cell>
          <table:table-cell office:value-type="float" office:value="23880800" calcext:value-type="float">
            <text:p>23880800</text:p>
          </table:table-cell>
          <table:table-cell office:value-type="float" office:value="23898400" calcext:value-type="float">
            <text:p>23898400</text:p>
          </table:table-cell>
          <table:table-cell office:value-type="float" office:value="23897100" calcext:value-type="float">
            <text:p>23897100</text:p>
          </table:table-cell>
          <table:table-cell office:value-type="float" office:value="23905400" calcext:value-type="float">
            <text:p>23905400</text:p>
          </table:table-cell>
          <table:table-cell office:value-type="float" office:value="23892100" calcext:value-type="float">
            <text:p>23892100</text:p>
          </table:table-cell>
          <table:table-cell office:value-type="float" office:value="23912000" calcext:value-type="float">
            <text:p>23912000</text:p>
          </table:table-cell>
          <table:table-cell office:value-type="float" office:value="23896300" calcext:value-type="float">
            <text:p>23896300</text:p>
          </table:table-cell>
          <table:table-cell office:value-type="float" office:value="23905500" calcext:value-type="float">
            <text:p>23905500</text:p>
          </table:table-cell>
          <table:table-cell office:value-type="float" office:value="23901600" calcext:value-type="float">
            <text:p>23901600</text:p>
          </table:table-cell>
          <table:table-cell office:value-type="float" office:value="23900500" calcext:value-type="float">
            <text:p>23900500</text:p>
          </table:table-cell>
          <table:table-cell office:value-type="float" office:value="23909200" calcext:value-type="float">
            <text:p>23909200</text:p>
          </table:table-cell>
          <table:table-cell office:value-type="float" office:value="23884100" calcext:value-type="float">
            <text:p>23884100</text:p>
          </table:table-cell>
          <table:table-cell office:value-type="float" office:value="23851200" calcext:value-type="float">
            <text:p>23851200</text:p>
          </table:table-cell>
          <table:table-cell office:value-type="float" office:value="23900300" calcext:value-type="float">
            <text:p>23900300</text:p>
          </table:table-cell>
          <table:table-cell office:value-type="float" office:value="23892000" calcext:value-type="float">
            <text:p>23892000</text:p>
          </table:table-cell>
          <table:table-cell office:value-type="float" office:value="24073700" calcext:value-type="float">
            <text:p>24073700</text:p>
          </table:table-cell>
          <table:table-cell office:value-type="float" office:value="24076600" calcext:value-type="float">
            <text:p>24076600</text:p>
          </table:table-cell>
          <table:table-cell office:value-type="float" office:value="24076500" calcext:value-type="float">
            <text:p>24076500</text:p>
          </table:table-cell>
          <table:table-cell office:value-type="float" office:value="24077500" calcext:value-type="float">
            <text:p>24077500</text:p>
          </table:table-cell>
          <table:table-cell office:value-type="float" office:value="24080000" calcext:value-type="float">
            <text:p>24080000</text:p>
          </table:table-cell>
          <table:table-cell office:value-type="float" office:value="24076400" calcext:value-type="float">
            <text:p>24076400</text:p>
          </table:table-cell>
          <table:table-cell office:value-type="float" office:value="24076700" calcext:value-type="float">
            <text:p>24076700</text:p>
          </table:table-cell>
          <table:table-cell office:value-type="float" office:value="24074200" calcext:value-type="float">
            <text:p>24074200</text:p>
          </table:table-cell>
          <table:table-cell office:value-type="float" office:value="24074500" calcext:value-type="float">
            <text:p>24074500</text:p>
          </table:table-cell>
          <table:table-cell office:value-type="float" office:value="24079200" calcext:value-type="float">
            <text:p>24079200</text:p>
          </table:table-cell>
          <table:table-cell office:value-type="float" office:value="24076400" calcext:value-type="float">
            <text:p>24076400</text:p>
          </table:table-cell>
          <table:table-cell table:number-columns-repeated="2" office:value-type="float" office:value="24071700" calcext:value-type="float">
            <text:p>24071700</text:p>
          </table:table-cell>
          <table:table-cell table:number-columns-repeated="2" office:value-type="float" office:value="24079200" calcext:value-type="float">
            <text:p>24079200</text:p>
          </table:table-cell>
          <table:table-cell office:value-type="float" office:value="24079500" calcext:value-type="float">
            <text:p>24079500</text:p>
          </table:table-cell>
          <table:table-cell office:value-type="float" office:value="24074200" calcext:value-type="float">
            <text:p>24074200</text:p>
          </table:table-cell>
          <table:table-cell office:value-type="float" office:value="24076600" calcext:value-type="float">
            <text:p>24076600</text:p>
          </table:table-cell>
          <table:table-cell office:value-type="float" office:value="24079500" calcext:value-type="float">
            <text:p>24079500</text:p>
          </table:table-cell>
          <table:table-cell office:value-type="float" office:value="24079300" calcext:value-type="float">
            <text:p>24079300</text:p>
          </table:table-cell>
          <table:table-cell table:number-columns-repeated="41" office:value-type="float" office:value="24087700" calcext:value-type="float">
            <text:p>24087700</text:p>
          </table:table-cell>
          <table:table-cell table:number-columns-repeated="2"/>
          <table:table-cell table:formula="of:=MAX([.A12:.CD12])" office:value-type="float" office:value="24087700" calcext:value-type="float">
            <text:p>24087700</text:p>
          </table:table-cell>
          <table:table-cell table:number-columns-repeated="3"/>
        </table:table-row>
        <table:table-row table:style-name="ro1">
          <table:table-cell office:value-type="float" office:value="23772300" calcext:value-type="float">
            <text:p>23772300</text:p>
          </table:table-cell>
          <table:table-cell office:value-type="float" office:value="23780600" calcext:value-type="float">
            <text:p>23780600</text:p>
          </table:table-cell>
          <table:table-cell office:value-type="float" office:value="23762800" calcext:value-type="float">
            <text:p>23762800</text:p>
          </table:table-cell>
          <table:table-cell office:value-type="float" office:value="23794800" calcext:value-type="float">
            <text:p>23794800</text:p>
          </table:table-cell>
          <table:table-cell office:value-type="float" office:value="23766600" calcext:value-type="float">
            <text:p>23766600</text:p>
          </table:table-cell>
          <table:table-cell office:value-type="float" office:value="23806700" calcext:value-type="float">
            <text:p>23806700</text:p>
          </table:table-cell>
          <table:table-cell office:value-type="float" office:value="23756900" calcext:value-type="float">
            <text:p>23756900</text:p>
          </table:table-cell>
          <table:table-cell office:value-type="float" office:value="23774700" calcext:value-type="float">
            <text:p>23774700</text:p>
          </table:table-cell>
          <table:table-cell office:value-type="float" office:value="23766900" calcext:value-type="float">
            <text:p>23766900</text:p>
          </table:table-cell>
          <table:table-cell office:value-type="float" office:value="23782600" calcext:value-type="float">
            <text:p>23782600</text:p>
          </table:table-cell>
          <table:table-cell office:value-type="float" office:value="23770200" calcext:value-type="float">
            <text:p>23770200</text:p>
          </table:table-cell>
          <table:table-cell office:value-type="float" office:value="23781600" calcext:value-type="float">
            <text:p>23781600</text:p>
          </table:table-cell>
          <table:table-cell office:value-type="float" office:value="23775000" calcext:value-type="float">
            <text:p>23775000</text:p>
          </table:table-cell>
          <table:table-cell office:value-type="float" office:value="23759700" calcext:value-type="float">
            <text:p>23759700</text:p>
          </table:table-cell>
          <table:table-cell office:value-type="float" office:value="23795800" calcext:value-type="float">
            <text:p>23795800</text:p>
          </table:table-cell>
          <table:table-cell office:value-type="float" office:value="23784700" calcext:value-type="float">
            <text:p>23784700</text:p>
          </table:table-cell>
          <table:table-cell office:value-type="float" office:value="23789000" calcext:value-type="float">
            <text:p>23789000</text:p>
          </table:table-cell>
          <table:table-cell office:value-type="float" office:value="23760600" calcext:value-type="float">
            <text:p>23760600</text:p>
          </table:table-cell>
          <table:table-cell office:value-type="float" office:value="23779500" calcext:value-type="float">
            <text:p>23779500</text:p>
          </table:table-cell>
          <table:table-cell office:value-type="float" office:value="23788800" calcext:value-type="float">
            <text:p>23788800</text:p>
          </table:table-cell>
          <table:table-cell table:number-columns-repeated="61" office:value-type="float" office:value="23977800" calcext:value-type="float">
            <text:p>23977800</text:p>
          </table:table-cell>
          <table:table-cell table:number-columns-repeated="2"/>
          <table:table-cell table:formula="of:=MAX([.A13:.CD13])" office:value-type="float" office:value="23977800" calcext:value-type="float">
            <text:p>239778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18:57.059875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0:18.089013629</dc:date>
    <meta:editing-duration>PT2M37S</meta:editing-duration>
    <meta:editing-cycles>2</meta:editing-cycles>
    <meta:generator>LibreOffice/5.1.6.2$Linux_X86_64 LibreOffice_project/10m0$Build-2</meta:generator>
    <meta:document-statistic meta:table-count="1" meta:cell-count="842" meta:object-count="0"/>
  </office:meta>
</office:document-meta>
</file>